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5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1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3.4pt" svg:height="97.4pt" svg:x="152.76pt" svg:y="187.65pt">
            <loext:p draw:notify-on-update-of-ranges="Sheet1.A2:Sheet1.A10 Sheet1.B2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6380" calcext:value-type="float">
            <text:p>4638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0794" calcext:value-type="float">
            <text:p>90794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1932" calcext:value-type="float">
            <text:p>171932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8324" calcext:value-type="float">
            <text:p>228324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5023" calcext:value-type="float">
            <text:p>34502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4903" calcext:value-type="float">
            <text:p>474903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0427" calcext:value-type="float">
            <text:p>600427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76301" calcext:value-type="float">
            <text:p>676301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03817" calcext:value-type="float">
            <text:p>703817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1">
        <number:embedded-text number:position="3"> </number:embedded-text>
      </number:number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00/00/0000</text:date>, <text:time style:data-style-name="N2" text:time-value="17:05:50.513621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5:27:34.904825497</meta:creation-date>
    <meta:generator>LibreOffice/5.1.6.2$Linux_X86_64 LibreOffice_project/10m0$Build-2</meta:generator>
    <dc:date>2020-01-06T17:08:28.164207130</dc:date>
    <meta:editing-duration>PT11M15S</meta:editing-duration>
    <meta:editing-cycles>8</meta:editing-cycles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1">
        <number:embedded-text number:position="3"> </number:embedded-text>
      </number:number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66"/>
      <style:graphic-properties svg:stroke-color="#b3b3b3"/>
      <style:text-properties fo:font-size="10pt" style:font-size-asian="10pt" style:font-size-complex="10pt"/>
    </style:style>
    <style:style style:name="ch4" style:family="chart" style:data-style-name="N122">
      <style:chart-properties chart:display-label="true" chart:logarithmic="false" chart:maximum="7000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link-data-style-to-source="true"/>
      <style:graphic-properties draw:stroke="none" draw:fill-color="#0066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118cm" svg:height="3.437cm" xlink:href=".." xlink:type="simple" chart:class="chart:bar" chart:style-name="ch1">
        <chart:plot-area chart:style-name="ch2" table:cell-range-address="Sheet1.A2:Sheet1.B10" chart:data-source-has-labels="column" svg:x="-0.268cm" svg:y="-0.038cm" svg:width="6.383cm" svg:height="4.123cm">
          <chartooo:coordinate-region svg:x="1.2cm" svg:y="0.161cm" svg:width="4.915cm" svg:height="2.835cm"/>
          <chart:axis chart:dimension="x" chart:name="primary-x" chart:style-name="ch3" chartooo:axis-type="auto">
            <chartooo:date-scale/>
            <chart:categories table:cell-range-address="Sheet1.A2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2:Sheet1.A10</svg:desc>
                </draw:g>
              </table:table-cell>
              <table:table-cell office:value-type="float" office:value="46380">
                <text:p>46380</text:p>
                <draw:g>
                  <svg:desc>Sheet1.B2:Sheet1.B10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0794">
                <text:p>9079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71932">
                <text:p>17193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28324">
                <text:p>22832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45023">
                <text:p>34502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74903">
                <text:p>47490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00427">
                <text:p>60042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676301">
                <text:p>676301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03817">
                <text:p>703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